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189in" fo:margin-bottom="0.1189in" loext:contextual-spacing="false" style:line-spacing="0.0882in" fo:text-align="center" style:justify-single-word="false"/>
      <style:text-properties style:font-name="Roboto" fo:font-size="20pt" officeooo:rsid="000ce17e" officeooo:paragraph-rsid="000ce17e" style:font-size-asian="17.5pt" style:font-size-complex="20pt"/>
    </style:style>
    <style:style style:name="P2"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2810d" officeooo:paragraph-rsid="000e271f" style:font-size-asian="12.25pt" style:font-size-complex="14pt"/>
    </style:style>
    <style:style style:name="P3"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51e74" officeooo:paragraph-rsid="000e271f" style:font-size-asian="12.25pt" style:font-size-complex="14pt"/>
    </style:style>
    <style:style style:name="P4"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a5b07" officeooo:paragraph-rsid="000e271f" style:font-size-asian="12.25pt" style:font-size-complex="14pt"/>
    </style:style>
    <style:style style:name="P5"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1215c4" officeooo:paragraph-rsid="000f856e" style:font-size-asian="12.25pt" style:font-size-complex="14pt"/>
    </style:style>
    <style:style style:name="P6"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10645b" officeooo:paragraph-rsid="000f856e" style:font-size-asian="12.25pt" style:font-size-complex="14pt"/>
    </style:style>
    <style:style style:name="P7" style:family="paragraph" style:parent-style-name="Standard" style:list-style-name="L1">
      <style:paragraph-properties fo:margin-top="0.1189in" fo:margin-bottom="0.1189in" loext:contextual-spacing="false" style:line-spacing="0.0882in" fo:text-align="start" style:justify-single-word="false"/>
      <style:text-properties style:font-name="Roboto" fo:font-size="14pt" officeooo:rsid="000b574f" officeooo:paragraph-rsid="00113bca" style:font-size-asian="12.25pt" style:font-size-complex="14pt"/>
    </style:style>
    <style:style style:name="P8" style:family="paragraph" style:parent-style-name="Standard" style:list-style-name="L1">
      <style:paragraph-properties fo:margin-top="0.1189in" fo:margin-bottom="0.1189in" loext:contextual-spacing="false" style:line-spacing="0.0882in" fo:text-align="start" style:justify-single-word="false"/>
      <style:text-properties officeooo:paragraph-rsid="00113bca"/>
    </style:style>
    <style:style style:name="T1" style:family="text">
      <style:text-properties style:font-name="Roboto" fo:font-size="14pt" officeooo:rsid="000c7678" style:font-size-asian="12.25pt" style:font-size-complex="14pt"/>
    </style:style>
    <style:style style:name="T2" style:family="text">
      <style:text-properties officeooo:rsid="0000b050"/>
    </style:style>
    <style:style style:name="T3" style:family="text">
      <style:text-properties officeooo:rsid="000c76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ould have</text:p>
      <text:list xml:id="list1686016574" text:style-name="L1">
        <text:list-item>
          <text:p text:style-name="P2">As a user, I want to visit the site and have it remember my most commonly used feed, so that I can save time and hassle; not having to click on it each time I visit.</text:p>
        </text:list-item>
        <text:list-item>
          <text:p text:style-name="P3"><text:span text:style-name="T2">A</text:span>s a user, I want to be able to make my custom release feeds public so that I can access them anonymously and share them with others.</text:p>
        </text:list-item>
        <text:list-item>
          <text:p text:style-name="P4">As a user, I want to be able to import project lists from package files like package.json, so that I don’t have to manually search for every project that I am using.</text:p>
        </text:list-item>
        <text:list-item>
          <text:p text:style-name="P6">As a user, I want to be able to see comments and votes from other users on the same release, in my custom feeds, so that I can benefit from community feedback.</text:p>
          <text:list>
            <text:list-item>
              <text:p text:style-name="P6">This really means that comments and votes would be done per release and not per feed. However, this behavior should be configurable, as some people might not want this and instead might want per feed.</text:p>
            </text:list-item>
            <text:list-item>
              <text:p text:style-name="P5">This could also be done on the “official” feeds as well, depending on how the users like it (including myself).</text:p>
            </text:list-item>
          </text:list>
        </text:list-item>
        <text:list-item>
          <text:p text:style-name="P7">As a user, I want to be able to share a custom feed with other people, so that my whole team can work off of the same feed.</text:p>
          <text:list>
            <text:list-item>
              <text:p text:style-name="P8"><text:span text:style-name="T1">This means that you’d have something similar to Reddit, with subreddits and moderators/people who manage the feed content. This would have to be very carefully design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text-properties style:font-name="Roboto" fo:font-family="Roboto"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3.2$Windows_x86 LibreOffice_project/aecc05fe267cc68dde00352a451aa867b3b546ac</meta:generator>
    <dc:date>2019-05-30T14:36:35.698000000</dc:date>
    <meta:editing-duration>PT1H12M31S</meta:editing-duration>
    <meta:editing-cycles>17</meta:editing-cycles>
    <meta:document-statistic meta:table-count="0" meta:image-count="0" meta:object-count="0" meta:page-count="1" meta:paragraph-count="9" meta:word-count="246" meta:character-count="1253" meta:non-whitespace-character-count="1024"/>
  </office:meta>
</office:document-meta>
</file>